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justify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41414" style:font-name="Times New Roman" fo:font-size="12pt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on Wagner</text:p>
      <text:p text:style-name="P1"><text:span text:style-name="T1">Urodził się w Toruniu 21 kwietnia 1888 r. W 1909 r. ukończył seminarium nauczycielskie w Grudziądzu, a dwa lata później zdał II egzamin nauczycielski w seminarium w Tucholi. Po odzyskaniu niepodległości przeniósł się do Chojnic i otrzymał posadę nauczyciela w Państwowym Gimnazjum Klasycznym, gdzie pracował do wybuchu wojny.Uczył także śpiewu i muzyki w szkołach średnich. Uczył także śpiewu i języka niemieckiego w powstałej w 1924 r. Szkole Handlowej (później Gimnazjum Kupieckim), a w latach 30. w Miejskim Gimnazjum Żeńskim, do którego utworzenia się przyczynił. Został przez hitlerowców aresztowany 19 października 1939 roku, więziony był w Zakładzie Poprawczym, a 24 listopada stracony w masowej egzekucji w Dolinie Śmierci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2T14:09:49.95</meta:creation-date>
    <meta:document-statistic meta:table-count="0" meta:image-count="0" meta:object-count="0" meta:page-count="1" meta:paragraph-count="2" meta:word-count="109" meta:character-count="743"/>
    <dc:date>2022-11-22T14:40:45.69</dc:date>
    <meta:editing-duration>PT22S</meta:editing-duration>
    <meta:editing-cycles>1</meta:editing-cycles>
    <meta:generator>OpenOffice/4.1.3$Win32 OpenOffice.org_project/413m1$Build-9783</meta:generator>
  </office:meta>
</office:document-meta>
</file>